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>
        <style:tab-stops>
          <style:tab-stop style:position="0.5000in"/>
        </style:tab-stops>
      </style:paragraph-properties>
      <style:text-properties style:font-name="Helvetica Neue" fo:font-size="14.0pt" fo:color="#434343" fo:background-color="#ebebeb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4.0pt" fo:color="#262626" fo:background-color="#ebebeb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4.0pt" fo:color="#434343" fo:background-color="#ebebeb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## This is a markdown file</text:span></text:p>
      <text:p text:style-name="P1"><text:span text:style-name="T1">*</text:span><text:tab/>1<text:tab/><text:span text:style-name="T1">HelloWorld.md</text:span></text:p>
      <text:list text:style-name="L1">
        <text:list-item>
          <text:p text:style-name="P2">*<text:tab/>2<text:tab/><text:span text:style-name="T1">Add the line "## This is a markdown file" (without the quotation marks) to the document (without the quotation marks)</text:span></text:p>
        </text:list-item>
        <text:list-item>
          <text:p text:style-name="P3">*<text:tab/>3<text:tab/><text:span text:style-name="T1">Push the document to the datasciencecoursera repo you created on Github</text:span></text:p>
        </text:list-item>
        <text:list-item>
          <text:p text:style-name="P3">*<text:tab/>4<text:tab/><text:span text:style-name="T1">Submit the link to the HelloWorld.md file on your Github repo. 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